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8618d" officeooo:paragraph-rsid="0018618d" style:font-size-asian="17.5pt" style:font-size-complex="20pt"/>
    </style:style>
    <style:style style:name="P2" style:family="paragraph" style:parent-style-name="Standard">
      <style:text-properties fo:font-size="20pt" fo:font-style="normal" style:text-underline-style="none" officeooo:rsid="0018618d" officeooo:paragraph-rsid="0018618d" style:font-size-asian="17.5pt" style:font-style-asian="normal" style:font-size-complex="20pt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ize="20pt" fo:font-style="normal" style:text-underline-style="none" officeooo:rsid="0018618d" officeooo:paragraph-rsid="0018618d" style:font-size-asian="17.5pt" style:font-style-asian="normal" style:font-size-complex="20pt" style:font-style-complex="normal"/>
    </style:style>
    <style:style style:name="P4" style:family="paragraph" style:parent-style-name="Standard">
      <style:text-properties fo:font-size="18pt" officeooo:rsid="0018618d" officeooo:paragraph-rsid="0018618d" style:font-size-asian="18pt" style:font-size-complex="18pt"/>
    </style:style>
    <style:style style:name="P5" style:family="paragraph" style:parent-style-name="Standard">
      <style:text-properties fo:font-size="18pt" officeooo:rsid="0018618d" officeooo:paragraph-rsid="0019963b" style:font-size-asian="18pt" style:font-size-complex="18pt"/>
    </style:style>
    <style:style style:name="P6" style:family="paragraph" style:parent-style-name="Standard">
      <style:text-properties fo:font-size="18pt" officeooo:rsid="0018618d" officeooo:paragraph-rsid="001ac2ae" style:font-size-asian="18pt" style:font-size-complex="18pt"/>
    </style:style>
    <style:style style:name="P7" style:family="paragraph" style:parent-style-name="Standard">
      <style:text-properties fo:font-size="18pt" officeooo:rsid="0018618d" officeooo:paragraph-rsid="001d1844" style:font-size-asian="18pt" style:font-size-complex="18pt"/>
    </style:style>
    <style:style style:name="P8" style:family="paragraph" style:parent-style-name="Standard">
      <style:text-properties fo:font-size="18pt" officeooo:rsid="0018618d" officeooo:paragraph-rsid="001e4ed1" style:font-size-asian="18pt" style:font-size-complex="18pt"/>
    </style:style>
    <style:style style:name="P9" style:family="paragraph" style:parent-style-name="Standard">
      <style:text-properties fo:font-size="18pt" fo:font-style="normal" style:text-underline-style="none" officeooo:rsid="0018618d" officeooo:paragraph-rsid="0018618d" style:font-size-asian="18pt" style:font-style-asian="normal" style:font-size-complex="18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ize="18pt" fo:font-style="normal" style:text-underline-style="none" officeooo:rsid="0018618d" officeooo:paragraph-rsid="0018618d" style:font-size-asian="18pt" style:font-style-asian="normal" style:font-size-complex="18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ize="18pt" fo:font-style="normal" style:text-underline-style="none" officeooo:rsid="0018618d" officeooo:paragraph-rsid="0019963b" style:font-size-asian="18pt" style:font-style-asian="normal" style:font-size-complex="18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ize="18pt" fo:font-style="normal" style:text-underline-style="none" officeooo:rsid="0018618d" officeooo:paragraph-rsid="001e4ed1" style:font-size-asian="18pt" style:font-style-asian="normal" style:font-size-complex="18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ize="18pt" fo:font-style="normal" style:text-underline-style="none" officeooo:rsid="0019963b" officeooo:paragraph-rsid="0019963b" style:font-size-asian="18pt" style:font-style-asian="normal" style:font-size-complex="18pt" style:font-style-complex="normal"/>
    </style:style>
    <style:style style:name="P14" style:family="paragraph" style:parent-style-name="Standard">
      <style:text-properties fo:color="#00a933" loext:opacity="100%" fo:font-size="22pt" fo:font-weight="bold" officeooo:rsid="0018618d" officeooo:paragraph-rsid="0018618d" style:font-size-asian="22pt" style:font-weight-asian="bold" style:font-size-complex="2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a933" loext:opacity="100%" fo:font-size="18pt" fo:font-style="normal" style:text-underline-style="none" officeooo:rsid="0019963b" officeooo:paragraph-rsid="0019963b" style:font-size-asian="18pt" style:font-style-asian="normal" style:font-size-complex="18pt" style:font-style-complex="normal"/>
    </style:style>
    <style:style style:name="P16" style:family="paragraph" style:parent-style-name="Standard">
      <style:paragraph-properties fo:text-align="justify" style:justify-single-word="false"/>
      <style:text-properties fo:color="#00a933" loext:opacity="100%" fo:font-size="18pt" fo:font-style="normal" style:text-underline-style="none" fo:font-weight="bold" officeooo:rsid="001ac2ae" officeooo:paragraph-rsid="001ac2ae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8pt" fo:font-style="normal" style:text-underline-style="none" fo:font-weight="bold" officeooo:rsid="001ac2ae" officeooo:paragraph-rsid="001ac2ae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8pt" fo:font-style="normal" style:text-underline-style="none" fo:font-weight="bold" officeooo:rsid="001ac2ae" officeooo:paragraph-rsid="001e4ed1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e4ed1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e4ed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officeooo:rsid="001d1844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1ac2ae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e4ed1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1d1844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color="#00a933" loext:opacity="100%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e4ed1" style:font-weight-asian="normal" style:font-weight-complex="normal"/>
    </style:style>
    <style:style style:name="T19" style:family="text">
      <style:text-properties fo:font-weight="normal" officeooo:rsid="0020374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gyed-Kapcsolat diagram leképezése relációs sémákká:</text:p>
      <text:p text:style-name="P1"/>
      <text:p text:style-name="P4">Szobák( <text:span text:style-name="T1">id,</text:span><text:span text:style-name="T4"> létrehozás_időpontja, körök_száma) </text:span></text:p>
      <text:p text:style-name="P4"><text:span text:style-name="T4">Kérdések( </text:span><text:span text:style-name="T1">id</text:span><text:span text:style-name="T4">, témakör, helyes_válasz, nehézség, <text:tab/>helytelen_válaszok)</text:span></text:p>
      <text:p text:style-name="P4"><text:span text:style-name="T4">Meghívások( </text:span><text:span text:style-name="T15">id,</text:span><text:span text:style-name="T13"> típus, időpont, állapot</text:span><text:span text:style-name="T4">)</text:span></text:p>
      <text:p text:style-name="P4"><text:span text:style-name="T4">Üzenetek( </text:span><text:span text:style-name="T1">id</text:span><text:span text:style-name="T4">, állapot, időpont, tartalom)</text:span></text:p>
      <text:p text:style-name="P4"><text:span text:style-name="T4">Felhasználók( <text:s/></text:span><text:span text:style-name="T1">email</text:span><text:span text:style-name="T4">, felhasználónév, győzelmek_száma, <text:tab/>jelszó, <text:tab/>utoljára_online)</text:span></text:p>
      <text:p text:style-name="P4"><text:span text:style-name="T4"/></text:p>
      <text:p text:style-name="P4"><text:span text:style-name="T4">Barátja( </text:span><text:span text:style-name="T8">email</text:span><text:span text:style-name="T4">, </text:span><text:span text:style-name="T8">barát_email)</text:span></text:p>
      <text:p text:style-name="P9">Tartozik( <text:span text:style-name="T6">Szobák.id, </text:span><text:span text:style-name="T1">email</text:span><text:span text:style-name="T6">)</text:span></text:p>
      <text:p text:style-name="P10">Létrehoz<text:span text:style-name="T6">( </text:span><text:span text:style-name="T8">Szobák.</text:span><text:span text:style-name="T1">id</text:span><text:span text:style-name="T6">, email)</text:span></text:p>
      <text:p text:style-name="P10">Témaköre( <text:span text:style-name="T8">Szobák.id,</text:span> <text:span text:style-name="T8">Kérdések.id)</text:span></text:p>
      <text:p text:style-name="P10">Meghívót_küld( <text:span text:style-name="T6">küldő_email</text:span>, <text:span text:style-name="T1">Meghívások.id</text:span>) </text:p>
      <text:p text:style-name="P10">Meghívót_fogad( <text:span text:style-name="T6">fogadó_email</text:span>, <text:span text:style-name="T1">Meghívások.id</text:span>) </text:p>
      <text:p text:style-name="P10">Üzenetet_küld( <text:span text:style-name="T6">küldő_email</text:span>, Üzenetek<text:span text:style-name="T1">.id</text:span>) </text:p>
      <text:p text:style-name="P11">Üzenetet_fogad( <text:span text:style-name="T6">fogadó_email</text:span>, Üzenetek<text:span text:style-name="T1">.id</text:span>)</text:p>
      <text:p text:style-name="P11"/>
      <text:p text:style-name="P16">Összeolvasztás után: </text:p>
      <text:p text:style-name="P6">Felhasználók( <text:s/><text:span text:style-name="T1">email</text:span>, felhasználónév, győzelmek_száma, <text:tab/>jelszó, <text:tab/>utoljára_online, <text:span text:style-name="T9">Szobák.id</text:span>)</text:p>
      <text:p text:style-name="P7">Szobák( <text:span text:style-name="T1">id,</text:span><text:span text:style-name="T4"> létrehozás_időpontja, körök_száma, </text:span><text:span text:style-name="T7">email</text:span><text:span text:style-name="T4">) Meghívások( </text:span><text:span text:style-name="T15">id,</text:span><text:span text:style-name="T13"> típus, időpont, állapot, </text:span><text:span text:style-name="T14">küldő_email, <text:tab/>fogadó_email</text:span><text:span text:style-name="T4">)</text:span></text:p>
      <text:p text:style-name="P8"><text:span text:style-name="T4">Üzenetek( </text:span><text:span text:style-name="T1">id</text:span><text:span text:style-name="T4">, állapot, időpont, tartalom, </text:span><text:span text:style-name="T5">küldő_email, <text:tab/>fogadó_email</text:span><text:span text:style-name="T4">)</text:span></text:p>
      <text:p text:style-name="P8"><text:span text:style-name="T4">Kérdések( </text:span><text:span text:style-name="T1">id</text:span><text:span text:style-name="T4">, témakör, helyes_válasz, nehézség, <text:tab/>helytelen_válaszok)</text:span></text:p>
      <text:p text:style-name="P8"><text:span text:style-name="T4">Barátja( </text:span><text:span text:style-name="T8">email</text:span><text:span text:style-name="T4">, </text:span><text:span text:style-name="T8">barát_email)</text:span></text:p>
      <text:p text:style-name="P12"><text:span text:style-name="T4">Témaköre( </text:span><text:span text:style-name="T8">Szobák.id,</text:span><text:span text:style-name="T4"> </text:span><text:span text:style-name="T8">Kérdések.id)</text:span></text:p>
      <text:p text:style-name="P11"/>
      <text:p text:style-name="P15"><text:soft-page-break/>1NF nem teljesül, mert maradt többértékű attribútum {helytelen_válaszok}.</text:p>
      <text:p text:style-name="P13"/>
      <text:p text:style-name="P13"><text:span text:style-name="T16">1NF:</text:span> </text:p>
      <text:p text:style-name="P13">Helytelen válaszok( <text:span text:style-name="T8">Kérdések.id</text:span><text:span text:style-name="T6">, </text:span><text:span text:style-name="T1">helytelen_válasz</text:span>)</text:p>
      <text:p text:style-name="P5">Kérdések( <text:span text:style-name="T1">id</text:span>, témakör, helyes_válasz, nehézség)</text:p>
      <text:p text:style-name="P13"/>
      <text:p text:style-name="P15">Így már teljesül az 1NF, mert nincs több többértékű attribútum.</text:p>
      <text:p text:style-name="P15"/>
      <text:p text:style-name="P11"/>
      <text:p text:style-name="P16">2NF <text:span text:style-name="T17">teljesül, mert minden kulcs egy attribútumból áll, amely <text:tab/>sémában többől, abban nem található másodlagos attribútum.</text:span></text:p>
      <text:p text:style-name="P16"><text:span text:style-name="T17"/></text:p>
      <text:p text:style-name="P16"><text:span text:style-name="T17"/></text:p>
      <text:p text:style-name="P16"/>
      <text:p text:style-name="P16">3NF <text:span text:style-name="T17">nem teljesül, mert {email} → {felhasználónév} →{utoljára_online, győzelmek_száma, jelszó}</text:span></text:p>
      <text:p text:style-name="P16"><text:span text:style-name="T17"/></text:p>
      <text:p text:style-name="P17"><text:span text:style-name="T17">Felhasználó( </text:span><text:span text:style-name="T2">email</text:span><text:span text:style-name="T17">, </text:span><text:span text:style-name="T11">felhasználónév</text:span><text:span text:style-name="T17">)</text:span></text:p>
      <text:p text:style-name="P18"><text:span text:style-name="T17">Felhasználónevek(<text:tab/>email, </text:span><text:span text:style-name="T2">felhasználónév, </text:span><text:span text:style-name="T17">uto</text:span><text:span text:style-name="T19">l</text:span><text:span text:style-name="T17">jára_online, <text:tab/>győzelmek_száma, jelszó)</text:span></text:p>
      <text:p text:style-name="P16"><text:span text:style-name="T17"/></text:p>
      <text:p text:style-name="P16"/>
      <text:p text:style-name="P16"/>
      <text:p text:style-name="P11"><text:s text:c="4"/></text:p>
      <text:p text:style-name="P3"><text:span text:style-name="T12"/></text:p>
      <text:p text:style-name="P3"/>
      <text:p text:style-name="P3"><text:s/></text:p>
      <text:p text:style-name="P3"><text:span text:style-name="T8"/></text:p>
      <text:p text:style-name="P3"><text:span text:style-name="T6"/></text:p>
      <text:p text:style-name="P2"><text:span text:style-name="T6"/></text:p>
      <text:p text:style-name="P2"><text:span text:style-name="T6"/></text:p>
      <text:p text:style-name="P2"><text:s/></text:p>
      <text:p text:style-name="P1"><text:span text:style-name="T8"/></text:p>
      <text:p text:style-name="P1"><text:soft-page-break/><text:span text:style-name="T8"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3:39:40.890000000</meta:creation-date>
    <dc:date>2024-03-04T15:05:21.021000000</dc:date>
    <meta:editing-duration>PT1H25M37S</meta:editing-duration>
    <meta:editing-cycles>6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33" meta:word-count="158" meta:character-count="1623" meta:non-whitespace-character-count="1471"/>
  </office:meta>
</office:document-meta>
</file>